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44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enchmark" table:style-name="ta1">
        <table:shapes>
          <draw:frame draw:z-index="0" draw:style-name="gr1" draw:text-style-name="P1" svg:width="159.99mm" svg:height="89.99mm" svg:x="34.44mm" svg:y="1mm">
            <loext:p draw:notify-on-update-of-ranges="Benchmark.A1:Benchmark.A1 Benchmark.A2:Benchmark.A21 Benchmark.B1:Benchmark.B1 Benchmark.B2:Benchmark.B21 Benchmark.C1:Benchmark.C1 Benchmark.C2:Benchmark.C21 Benchmark.D1:Benchmark.D1 Benchmark.D2:Benchmark.D21 Benchmark.E1:Benchmark.E1 Benchmark.E2:Benchmark.E21 Benchmark.F1:Benchmark.F1 Benchmark.F2:Benchmark.F21 Benchmark.G1:Benchmark.G1 Benchmark.G2:Benchmark.G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Size (Row/Column)</text:p>
          </table:table-cell>
          <table:table-cell office:value-type="string" calcext:value-type="string">
            <text:p>Duration sequential (in ms)</text:p>
          </table:table-cell>
          <table:table-cell office:value-type="string" calcext:value-type="string">
            <text:p>Duration 2 Threads (in ms)</text:p>
          </table:table-cell>
          <table:table-cell office:value-type="string" calcext:value-type="string">
            <text:p>Duration 3 Threads (in ms)</text:p>
          </table:table-cell>
          <table:table-cell office:value-type="string" calcext:value-type="string">
            <text:p>Duration 4 Threads (in ms)</text:p>
          </table:table-cell>
          <table:table-cell office:value-type="string" calcext:value-type="string">
            <text:p>Duration 5 Threads (in ms)</text:p>
          </table:table-cell>
          <table:table-cell office:value-type="string" calcext:value-type="string">
            <text:p>Duration 6 Threads (in ms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7" calcext:value-type="float">
            <text:p>227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36" calcext:value-type="float">
            <text:p>1036</text:p>
          </table:table-cell>
          <table:table-cell office:value-type="float" office:value="589" calcext:value-type="float">
            <text:p>589</text:p>
          </table:table-cell>
          <table:table-cell office:value-type="float" office:value="457" calcext:value-type="float">
            <text:p>457</text:p>
          </table:table-cell>
          <table:table-cell office:value-type="float" office:value="354" calcext:value-type="float">
            <text:p>354</text:p>
          </table:table-cell>
          <table:table-cell office:value-type="float" office:value="358" calcext:value-type="float">
            <text:p>358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58" calcext:value-type="float">
            <text:p>1858</text:p>
          </table:table-cell>
          <table:table-cell office:value-type="float" office:value="1164" calcext:value-type="float">
            <text:p>1164</text:p>
          </table:table-cell>
          <table:table-cell office:value-type="float" office:value="781" calcext:value-type="float">
            <text:p>781</text:p>
          </table:table-cell>
          <table:table-cell office:value-type="float" office:value="598" calcext:value-type="float">
            <text:p>598</text:p>
          </table:table-cell>
          <table:table-cell office:value-type="float" office:value="757" calcext:value-type="float">
            <text:p>757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320" calcext:value-type="float">
            <text:p>4320</text:p>
          </table:table-cell>
          <table:table-cell office:value-type="float" office:value="2353" calcext:value-type="float">
            <text:p>2353</text:p>
          </table:table-cell>
          <table:table-cell office:value-type="float" office:value="1567" calcext:value-type="float">
            <text:p>1567</text:p>
          </table:table-cell>
          <table:table-cell office:value-type="float" office:value="1205" calcext:value-type="float">
            <text:p>1205</text:p>
          </table:table-cell>
          <table:table-cell office:value-type="float" office:value="1201" calcext:value-type="float">
            <text:p>1201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831" calcext:value-type="float">
            <text:p>7831</text:p>
          </table:table-cell>
          <table:table-cell office:value-type="float" office:value="4077" calcext:value-type="float">
            <text:p>4077</text:p>
          </table:table-cell>
          <table:table-cell office:value-type="float" office:value="2692" calcext:value-type="float">
            <text:p>2692</text:p>
          </table:table-cell>
          <table:table-cell office:value-type="float" office:value="2345" calcext:value-type="float">
            <text:p>2345</text:p>
          </table:table-cell>
          <table:table-cell office:value-type="float" office:value="2608" calcext:value-type="float">
            <text:p>2608</text:p>
          </table:table-cell>
          <table:table-cell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626" calcext:value-type="float">
            <text:p>12626</text:p>
          </table:table-cell>
          <table:table-cell office:value-type="float" office:value="6941" calcext:value-type="float">
            <text:p>6941</text:p>
          </table:table-cell>
          <table:table-cell office:value-type="float" office:value="5812" calcext:value-type="float">
            <text:p>5812</text:p>
          </table:table-cell>
          <table:table-cell office:value-type="float" office:value="4830" calcext:value-type="float">
            <text:p>4830</text:p>
          </table:table-cell>
          <table:table-cell office:value-type="float" office:value="4989" calcext:value-type="float">
            <text:p>4989</text:p>
          </table:table-cell>
          <table:table-cell office:value-type="float" office:value="5354" calcext:value-type="float">
            <text:p>53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702" calcext:value-type="float">
            <text:p>18702</text:p>
          </table:table-cell>
          <table:table-cell office:value-type="float" office:value="12546" calcext:value-type="float">
            <text:p>12546</text:p>
          </table:table-cell>
          <table:table-cell office:value-type="float" office:value="9410" calcext:value-type="float">
            <text:p>9410</text:p>
          </table:table-cell>
          <table:table-cell office:value-type="float" office:value="7731" calcext:value-type="float">
            <text:p>7731</text:p>
          </table:table-cell>
          <table:table-cell office:value-type="float" office:value="7871" calcext:value-type="float">
            <text:p>7871</text:p>
          </table:table-cell>
          <table:table-cell office:value-type="float" office:value="8146" calcext:value-type="float">
            <text:p>814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8181" calcext:value-type="float">
            <text:p>28181</text:p>
          </table:table-cell>
          <table:table-cell office:value-type="float" office:value="17831" calcext:value-type="float">
            <text:p>17831</text:p>
          </table:table-cell>
          <table:table-cell office:value-type="float" office:value="13909" calcext:value-type="float">
            <text:p>13909</text:p>
          </table:table-cell>
          <table:table-cell office:value-type="float" office:value="10826" calcext:value-type="float">
            <text:p>10826</text:p>
          </table:table-cell>
          <table:table-cell office:value-type="float" office:value="10572" calcext:value-type="float">
            <text:p>10572</text:p>
          </table:table-cell>
          <table:table-cell office:value-type="float" office:value="10553" calcext:value-type="float">
            <text:p>1055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8990" calcext:value-type="float">
            <text:p>38990</text:p>
          </table:table-cell>
          <table:table-cell office:value-type="float" office:value="25555" calcext:value-type="float">
            <text:p>25555</text:p>
          </table:table-cell>
          <table:table-cell office:value-type="float" office:value="16891" calcext:value-type="float">
            <text:p>16891</text:p>
          </table:table-cell>
          <table:table-cell office:value-type="float" office:value="13320" calcext:value-type="float">
            <text:p>13320</text:p>
          </table:table-cell>
          <table:table-cell office:value-type="float" office:value="13745" calcext:value-type="float">
            <text:p>13745</text:p>
          </table:table-cell>
          <table:table-cell office:value-type="float" office:value="14072" calcext:value-type="float">
            <text:p>1407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5749" calcext:value-type="float">
            <text:p>45749</text:p>
          </table:table-cell>
          <table:table-cell office:value-type="float" office:value="29862" calcext:value-type="float">
            <text:p>29862</text:p>
          </table:table-cell>
          <table:table-cell office:value-type="float" office:value="22537" calcext:value-type="float">
            <text:p>22537</text:p>
          </table:table-cell>
          <table:table-cell office:value-type="float" office:value="18400" calcext:value-type="float">
            <text:p>18400</text:p>
          </table:table-cell>
          <table:table-cell office:value-type="float" office:value="18591" calcext:value-type="float">
            <text:p>18591</text:p>
          </table:table-cell>
          <table:table-cell office:value-type="float" office:value="18075" calcext:value-type="float">
            <text:p>1807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7090" calcext:value-type="float">
            <text:p>67090</text:p>
          </table:table-cell>
          <table:table-cell office:value-type="float" office:value="37981" calcext:value-type="float">
            <text:p>37981</text:p>
          </table:table-cell>
          <table:table-cell office:value-type="float" office:value="28722" calcext:value-type="float">
            <text:p>28722</text:p>
          </table:table-cell>
          <table:table-cell office:value-type="float" office:value="22636" calcext:value-type="float">
            <text:p>22636</text:p>
          </table:table-cell>
          <table:table-cell office:value-type="float" office:value="23244" calcext:value-type="float">
            <text:p>23244</text:p>
          </table:table-cell>
          <table:table-cell office:value-type="float" office:value="23170" calcext:value-type="float">
            <text:p>2317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6557" calcext:value-type="float">
            <text:p>76557</text:p>
          </table:table-cell>
          <table:table-cell office:value-type="float" office:value="41462" calcext:value-type="float">
            <text:p>41462</text:p>
          </table:table-cell>
          <table:table-cell office:value-type="float" office:value="33654" calcext:value-type="float">
            <text:p>33654</text:p>
          </table:table-cell>
          <table:table-cell office:value-type="float" office:value="27366" calcext:value-type="float">
            <text:p>27366</text:p>
          </table:table-cell>
          <table:table-cell office:value-type="float" office:value="27322" calcext:value-type="float">
            <text:p>27322</text:p>
          </table:table-cell>
          <table:table-cell office:value-type="float" office:value="27459" calcext:value-type="float">
            <text:p>2745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10897" calcext:value-type="float">
            <text:p>110897</text:p>
          </table:table-cell>
          <table:table-cell office:value-type="float" office:value="53883" calcext:value-type="float">
            <text:p>53883</text:p>
          </table:table-cell>
          <table:table-cell office:value-type="float" office:value="39821" calcext:value-type="float">
            <text:p>39821</text:p>
          </table:table-cell>
          <table:table-cell office:value-type="float" office:value="33079" calcext:value-type="float">
            <text:p>33079</text:p>
          </table:table-cell>
          <table:table-cell office:value-type="float" office:value="33073" calcext:value-type="float">
            <text:p>33073</text:p>
          </table:table-cell>
          <table:table-cell office:value-type="float" office:value="32581" calcext:value-type="float">
            <text:p>3258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28409" calcext:value-type="float">
            <text:p>128409</text:p>
          </table:table-cell>
          <table:table-cell office:value-type="float" office:value="61656" calcext:value-type="float">
            <text:p>61656</text:p>
          </table:table-cell>
          <table:table-cell office:value-type="float" office:value="47807" calcext:value-type="float">
            <text:p>47807</text:p>
          </table:table-cell>
          <table:table-cell office:value-type="float" office:value="39542" calcext:value-type="float">
            <text:p>39542</text:p>
          </table:table-cell>
          <table:table-cell office:value-type="float" office:value="39464" calcext:value-type="float">
            <text:p>39464</text:p>
          </table:table-cell>
          <table:table-cell office:value-type="float" office:value="40231" calcext:value-type="float">
            <text:p>4023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0830" calcext:value-type="float">
            <text:p>160830</text:p>
          </table:table-cell>
          <table:table-cell office:value-type="float" office:value="75203" calcext:value-type="float">
            <text:p>75203</text:p>
          </table:table-cell>
          <table:table-cell office:value-type="float" office:value="55844" calcext:value-type="float">
            <text:p>55844</text:p>
          </table:table-cell>
          <table:table-cell office:value-type="float" office:value="45429" calcext:value-type="float">
            <text:p>45429</text:p>
          </table:table-cell>
          <table:table-cell office:value-type="float" office:value="45363" calcext:value-type="float">
            <text:p>45363</text:p>
          </table:table-cell>
          <table:table-cell office:value-type="float" office:value="47052" calcext:value-type="float">
            <text:p>4705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82142" calcext:value-type="float">
            <text:p>182142</text:p>
          </table:table-cell>
          <table:table-cell office:value-type="float" office:value="86168" calcext:value-type="float">
            <text:p>86168</text:p>
          </table:table-cell>
          <table:table-cell office:value-type="float" office:value="71015" calcext:value-type="float">
            <text:p>71015</text:p>
          </table:table-cell>
          <table:table-cell office:value-type="float" office:value="58263" calcext:value-type="float">
            <text:p>58263</text:p>
          </table:table-cell>
          <table:table-cell office:value-type="float" office:value="59723" calcext:value-type="float">
            <text:p>59723</text:p>
          </table:table-cell>
          <table:table-cell office:value-type="float" office:value="59026" calcext:value-type="float">
            <text:p>5902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7147" calcext:value-type="float">
            <text:p>207147</text:p>
          </table:table-cell>
          <table:table-cell office:value-type="float" office:value="101227" calcext:value-type="float">
            <text:p>101227</text:p>
          </table:table-cell>
          <table:table-cell office:value-type="float" office:value="79351" calcext:value-type="float">
            <text:p>79351</text:p>
          </table:table-cell>
          <table:table-cell office:value-type="float" office:value="73099" calcext:value-type="float">
            <text:p>73099</text:p>
          </table:table-cell>
          <table:table-cell office:value-type="float" office:value="73136" calcext:value-type="float">
            <text:p>73136</text:p>
          </table:table-cell>
          <table:table-cell office:value-type="float" office:value="69620" calcext:value-type="float">
            <text:p>696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7T12:28:11.759142873</dc:date>
    <meta:editing-duration>PT4M14S</meta:editing-duration>
    <meta:editing-cycles>1</meta:editing-cycles>
    <meta:document-statistic meta:table-count="1" meta:cell-count="147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92cm" svg:y="0.316cm" chart:style-name="ch2">
          <text:p>Benchmark</text:p>
        </chart:title>
        <chart:subtitle svg:x="6.223cm" svg:y="1.275cm" chart:style-name="ch3">
          <text:p>Matrix multiplication</text:p>
        </chart:subtitle>
        <chart:legend chart:legend-position="end" svg:x="11.144cm" svg:y="2.956cm" style:legend-expansion="high" chart:style-name="ch4"/>
        <chart:plot-area chart:style-name="ch5" table:cell-range-address="Benchmark.A1:Benchmark.G21" chart:data-source-has-labels="both" svg:x="1.331cm" svg:y="2.138cm" svg:width="9.493cm" svg:height="5.701cm">
          <chartooo:coordinate-region svg:x="2.693cm" svg:y="2.138cm" svg:width="8.131cm" svg:height="4.448cm"/>
          <chart:axis chart:dimension="x" chart:name="primary-x" chart:style-name="ch6" chartooo:axis-type="auto">
            <chartooo:date-scale/>
            <chart:title svg:x="4.128cm" svg:y="8.019cm" chart:style-name="ch7">
              <text:p>Number of Rows/Columns</text:p>
            </chart:title>
            <chart:categories table:cell-range-address="Benchmark.A2:Benchmark.A21"/>
          </chart:axis>
          <chart:axis chart:dimension="y" chart:name="primary-y" chart:style-name="ch8">
            <chart:title svg:x="0.451cm" svg:y="6.62cm" chart:style-name="ch9">
              <text:p>Required Time (in ms)</text:p>
            </chart:title>
            <chart:grid chart:style-name="ch10" chart:class="major"/>
          </chart:axis>
          <chart:series chart:style-name="ch11" chart:values-cell-range-address="Benchmark.B2:Benchmark.B21" chart:label-cell-address="Benchmark.B1:Benchmark.B1" chart:class="chart:bar">
            <chart:data-point chart:repeated="20"/>
          </chart:series>
          <chart:series chart:style-name="ch12" chart:values-cell-range-address="Benchmark.C2:Benchmark.C21" chart:label-cell-address="Benchmark.C1:Benchmark.C1" chart:class="chart:bar">
            <chart:data-point chart:repeated="20"/>
          </chart:series>
          <chart:series chart:style-name="ch13" chart:values-cell-range-address="Benchmark.D2:Benchmark.D21" chart:label-cell-address="Benchmark.D1:Benchmark.D1" chart:class="chart:bar">
            <chart:data-point chart:repeated="20"/>
          </chart:series>
          <chart:series chart:style-name="ch14" chart:values-cell-range-address="Benchmark.E2:Benchmark.E21" chart:label-cell-address="Benchmark.E1:Benchmark.E1" chart:class="chart:bar">
            <chart:data-point chart:repeated="20"/>
          </chart:series>
          <chart:series chart:style-name="ch15" chart:values-cell-range-address="Benchmark.F2:Benchmark.F21" chart:label-cell-address="Benchmark.F1:Benchmark.F1" chart:class="chart:bar">
            <chart:data-point chart:repeated="20"/>
          </chart:series>
          <chart:series chart:style-name="ch16" chart:values-cell-range-address="Benchmark.G2:Benchmark.G21" chart:label-cell-address="Benchmark.G1:Benchmark.G1" chart:class="chart:ba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 sequential (in ms)</text:p>
                <draw:g>
                  <svg:desc>Benchmark.B1:Benchmark.B1</svg:desc>
                </draw:g>
              </table:table-cell>
              <table:table-cell office:value-type="string">
                <text:p>Duration 2 Threads (in ms)</text:p>
                <draw:g>
                  <svg:desc>Benchmark.C1:Benchmark.C1</svg:desc>
                </draw:g>
              </table:table-cell>
              <table:table-cell office:value-type="string">
                <text:p>Duration 3 Threads (in ms)</text:p>
                <draw:g>
                  <svg:desc>Benchmark.D1:Benchmark.D1</svg:desc>
                </draw:g>
              </table:table-cell>
              <table:table-cell office:value-type="string">
                <text:p>Duration 4 Threads (in ms)</text:p>
                <draw:g>
                  <svg:desc>Benchmark.E1:Benchmark.E1</svg:desc>
                </draw:g>
              </table:table-cell>
              <table:table-cell office:value-type="string">
                <text:p>Duration 5 Threads (in ms)</text:p>
                <draw:g>
                  <svg:desc>Benchmark.F1:Benchmark.F1</svg:desc>
                </draw:g>
              </table:table-cell>
              <table:table-cell office:value-type="string">
                <text:p>Duration 6 Threads (in ms)</text:p>
                <draw:g>
                  <svg:desc>Benchmark.G1:Benchmark.G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Benchmark.A2:Benchmark.A21</svg:desc>
                </draw:g>
              </table:table-cell>
              <table:table-cell office:value-type="float" office:value="15">
                <text:p>15</text:p>
                <draw:g>
                  <svg:desc>Benchmark.B2:Benchmark.B21</svg:desc>
                </draw:g>
              </table:table-cell>
              <table:table-cell office:value-type="float" office:value="44">
                <text:p>44</text:p>
                <draw:g>
                  <svg:desc>Benchmark.C2:Benchmark.C21</svg:desc>
                </draw:g>
              </table:table-cell>
              <table:table-cell office:value-type="float" office:value="2">
                <text:p>2</text:p>
                <draw:g>
                  <svg:desc>Benchmark.D2:Benchmark.D21</svg:desc>
                </draw:g>
              </table:table-cell>
              <table:table-cell office:value-type="float" office:value="2">
                <text:p>2</text:p>
                <draw:g>
                  <svg:desc>Benchmark.E2:Benchmark.E21</svg:desc>
                </draw:g>
              </table:table-cell>
              <table:table-cell office:value-type="float" office:value="2">
                <text:p>2</text:p>
                <draw:g>
                  <svg:desc>Benchmark.F2:Benchmark.F21</svg:desc>
                </draw:g>
              </table:table-cell>
              <table:table-cell office:value-type="float" office:value="2">
                <text:p>2</text:p>
                <draw:g>
                  <svg:desc>Benchmark.G2:Benchmark.G2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2">
                <text:p>92</text:p>
              </table:table-cell>
              <table:table-cell office:value-type="float" office:value="43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27">
                <text:p>227</text:p>
              </table:table-cell>
              <table:table-cell office:value-type="float" office:value="103">
                <text:p>103</text:p>
              </table:table-cell>
              <table:table-cell office:value-type="float" office:value="70">
                <text:p>70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36">
                <text:p>1036</text:p>
              </table:table-cell>
              <table:table-cell office:value-type="float" office:value="589">
                <text:p>589</text:p>
              </table:table-cell>
              <table:table-cell office:value-type="float" office:value="457">
                <text:p>457</text:p>
              </table:table-cell>
              <table:table-cell office:value-type="float" office:value="354">
                <text:p>354</text:p>
              </table:table-cell>
              <table:table-cell office:value-type="float" office:value="358">
                <text:p>35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858">
                <text:p>1858</text:p>
              </table:table-cell>
              <table:table-cell office:value-type="float" office:value="1164">
                <text:p>1164</text:p>
              </table:table-cell>
              <table:table-cell office:value-type="float" office:value="781">
                <text:p>781</text:p>
              </table:table-cell>
              <table:table-cell office:value-type="float" office:value="598">
                <text:p>598</text:p>
              </table:table-cell>
              <table:table-cell office:value-type="float" office:value="757">
                <text:p>757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320">
                <text:p>4320</text:p>
              </table:table-cell>
              <table:table-cell office:value-type="float" office:value="2353">
                <text:p>2353</text:p>
              </table:table-cell>
              <table:table-cell office:value-type="float" office:value="1567">
                <text:p>1567</text:p>
              </table:table-cell>
              <table:table-cell office:value-type="float" office:value="1205">
                <text:p>1205</text:p>
              </table:table-cell>
              <table:table-cell office:value-type="float" office:value="1201">
                <text:p>1201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7831">
                <text:p>7831</text:p>
              </table:table-cell>
              <table:table-cell office:value-type="float" office:value="4077">
                <text:p>4077</text:p>
              </table:table-cell>
              <table:table-cell office:value-type="float" office:value="2692">
                <text:p>2692</text:p>
              </table:table-cell>
              <table:table-cell office:value-type="float" office:value="2345">
                <text:p>2345</text:p>
              </table:table-cell>
              <table:table-cell office:value-type="float" office:value="2608">
                <text:p>2608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2626">
                <text:p>12626</text:p>
              </table:table-cell>
              <table:table-cell office:value-type="float" office:value="6941">
                <text:p>6941</text:p>
              </table:table-cell>
              <table:table-cell office:value-type="float" office:value="5812">
                <text:p>5812</text:p>
              </table:table-cell>
              <table:table-cell office:value-type="float" office:value="4830">
                <text:p>4830</text:p>
              </table:table-cell>
              <table:table-cell office:value-type="float" office:value="4989">
                <text:p>4989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8702">
                <text:p>18702</text:p>
              </table:table-cell>
              <table:table-cell office:value-type="float" office:value="12546">
                <text:p>12546</text:p>
              </table:table-cell>
              <table:table-cell office:value-type="float" office:value="9410">
                <text:p>9410</text:p>
              </table:table-cell>
              <table:table-cell office:value-type="float" office:value="7731">
                <text:p>7731</text:p>
              </table:table-cell>
              <table:table-cell office:value-type="float" office:value="7871">
                <text:p>7871</text:p>
              </table:table-cell>
              <table:table-cell office:value-type="float" office:value="8146">
                <text:p>814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8181">
                <text:p>28181</text:p>
              </table:table-cell>
              <table:table-cell office:value-type="float" office:value="17831">
                <text:p>17831</text:p>
              </table:table-cell>
              <table:table-cell office:value-type="float" office:value="13909">
                <text:p>13909</text:p>
              </table:table-cell>
              <table:table-cell office:value-type="float" office:value="10826">
                <text:p>10826</text:p>
              </table:table-cell>
              <table:table-cell office:value-type="float" office:value="10572">
                <text:p>10572</text:p>
              </table:table-cell>
              <table:table-cell office:value-type="float" office:value="10553">
                <text:p>1055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8990">
                <text:p>38990</text:p>
              </table:table-cell>
              <table:table-cell office:value-type="float" office:value="25555">
                <text:p>25555</text:p>
              </table:table-cell>
              <table:table-cell office:value-type="float" office:value="16891">
                <text:p>16891</text:p>
              </table:table-cell>
              <table:table-cell office:value-type="float" office:value="13320">
                <text:p>13320</text:p>
              </table:table-cell>
              <table:table-cell office:value-type="float" office:value="13745">
                <text:p>13745</text:p>
              </table:table-cell>
              <table:table-cell office:value-type="float" office:value="14072">
                <text:p>1407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45749">
                <text:p>45749</text:p>
              </table:table-cell>
              <table:table-cell office:value-type="float" office:value="29862">
                <text:p>29862</text:p>
              </table:table-cell>
              <table:table-cell office:value-type="float" office:value="22537">
                <text:p>22537</text:p>
              </table:table-cell>
              <table:table-cell office:value-type="float" office:value="18400">
                <text:p>18400</text:p>
              </table:table-cell>
              <table:table-cell office:value-type="float" office:value="18591">
                <text:p>18591</text:p>
              </table:table-cell>
              <table:table-cell office:value-type="float" office:value="18075">
                <text:p>1807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7090">
                <text:p>67090</text:p>
              </table:table-cell>
              <table:table-cell office:value-type="float" office:value="37981">
                <text:p>37981</text:p>
              </table:table-cell>
              <table:table-cell office:value-type="float" office:value="28722">
                <text:p>28722</text:p>
              </table:table-cell>
              <table:table-cell office:value-type="float" office:value="22636">
                <text:p>22636</text:p>
              </table:table-cell>
              <table:table-cell office:value-type="float" office:value="23244">
                <text:p>23244</text:p>
              </table:table-cell>
              <table:table-cell office:value-type="float" office:value="23170">
                <text:p>2317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76557">
                <text:p>76557</text:p>
              </table:table-cell>
              <table:table-cell office:value-type="float" office:value="41462">
                <text:p>41462</text:p>
              </table:table-cell>
              <table:table-cell office:value-type="float" office:value="33654">
                <text:p>33654</text:p>
              </table:table-cell>
              <table:table-cell office:value-type="float" office:value="27366">
                <text:p>27366</text:p>
              </table:table-cell>
              <table:table-cell office:value-type="float" office:value="27322">
                <text:p>27322</text:p>
              </table:table-cell>
              <table:table-cell office:value-type="float" office:value="27459">
                <text:p>2745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10897">
                <text:p>110897</text:p>
              </table:table-cell>
              <table:table-cell office:value-type="float" office:value="53883">
                <text:p>53883</text:p>
              </table:table-cell>
              <table:table-cell office:value-type="float" office:value="39821">
                <text:p>39821</text:p>
              </table:table-cell>
              <table:table-cell office:value-type="float" office:value="33079">
                <text:p>33079</text:p>
              </table:table-cell>
              <table:table-cell office:value-type="float" office:value="33073">
                <text:p>33073</text:p>
              </table:table-cell>
              <table:table-cell office:value-type="float" office:value="32581">
                <text:p>3258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28409">
                <text:p>128409</text:p>
              </table:table-cell>
              <table:table-cell office:value-type="float" office:value="61656">
                <text:p>61656</text:p>
              </table:table-cell>
              <table:table-cell office:value-type="float" office:value="47807">
                <text:p>47807</text:p>
              </table:table-cell>
              <table:table-cell office:value-type="float" office:value="39542">
                <text:p>39542</text:p>
              </table:table-cell>
              <table:table-cell office:value-type="float" office:value="39464">
                <text:p>39464</text:p>
              </table:table-cell>
              <table:table-cell office:value-type="float" office:value="40231">
                <text:p>4023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60830">
                <text:p>160830</text:p>
              </table:table-cell>
              <table:table-cell office:value-type="float" office:value="75203">
                <text:p>75203</text:p>
              </table:table-cell>
              <table:table-cell office:value-type="float" office:value="55844">
                <text:p>55844</text:p>
              </table:table-cell>
              <table:table-cell office:value-type="float" office:value="45429">
                <text:p>45429</text:p>
              </table:table-cell>
              <table:table-cell office:value-type="float" office:value="45363">
                <text:p>45363</text:p>
              </table:table-cell>
              <table:table-cell office:value-type="float" office:value="47052">
                <text:p>4705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82142">
                <text:p>182142</text:p>
              </table:table-cell>
              <table:table-cell office:value-type="float" office:value="86168">
                <text:p>86168</text:p>
              </table:table-cell>
              <table:table-cell office:value-type="float" office:value="71015">
                <text:p>71015</text:p>
              </table:table-cell>
              <table:table-cell office:value-type="float" office:value="58263">
                <text:p>58263</text:p>
              </table:table-cell>
              <table:table-cell office:value-type="float" office:value="59723">
                <text:p>59723</text:p>
              </table:table-cell>
              <table:table-cell office:value-type="float" office:value="59026">
                <text:p>5902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7147">
                <text:p>207147</text:p>
              </table:table-cell>
              <table:table-cell office:value-type="float" office:value="101227">
                <text:p>101227</text:p>
              </table:table-cell>
              <table:table-cell office:value-type="float" office:value="79351">
                <text:p>79351</text:p>
              </table:table-cell>
              <table:table-cell office:value-type="float" office:value="73099">
                <text:p>73099</text:p>
              </table:table-cell>
              <table:table-cell office:value-type="float" office:value="73136">
                <text:p>73136</text:p>
              </table:table-cell>
              <table:table-cell office:value-type="float" office:value="69620">
                <text:p>696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